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wrap-option="wrap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13.332cm" svg:height="3.557cm" draw:transform="skewX (-0.229336263712055) rotate (-0.641408500107916) translate (2.73754900691913cm 1.92228875930985cm)" svg:viewBox="0 0 13333 3558" svg:d="M0 3165c369-105 669 30 1060-37 347-59 743-218 1054 158 239 287 631 273 966 272 307-1 1125-153 1413-62 328 104 416-17 729-39 386-27 405 74 779-53 356-120 699-237 1039-422 267-144 545-249 828-356 263-99 495-259 768-352 290-99 548-38 787-213 378-276 442-26 879-242 348-171 570-317 946-389 408-77 253-404 679-498l205-199 300-191 901-542">
          <text:p/>
        </draw:path>
        <draw:path draw:style-name="gr1" draw:text-style-name="P1" draw:layer="layout" svg:width="17.244cm" svg:height="7.019cm" draw:transform="skewX (-0.366868208769208) rotate (-1.22818819462841) translate (7.70677280828285cm 0.857644615054889cm)" svg:viewBox="0 0 17245 7020" svg:d="M0 6652c580 32 1180 29 1742 228 460 162 1558-38 2044 107 482 144 1364-224 1859-216 569 10 977-434 1531-352 620 93 513-296 1112-277 628 18 578-327 1064-546 465-209 711-254 1063-545 351-290 637-520 950-837 338-343 880-674 1342-922 569-305 967-811 1734-1006 522-132 538-562 950-838 382-254 260-217 647-470l603-489 464-301 140-188">
          <text:p/>
        </draw:path>
        <draw:path draw:style-name="gr1" draw:text-style-name="P1" draw:layer="layout" svg:width="4.799cm" svg:height="9.699cm" draw:transform="rotate (-1.5707963267949) translate (15.2cm 8.3cm)" svg:viewBox="0 0 4800 9700" svg:d="M0 9700c279 1 577-58 837-133 338-97 472-407 701-616 202-185 163-410 541-576 329-146 328-582 521-875 156-236 332-553 400-800 72-262 417-333 400-600-13-222 149-186 200-400 60-247 285-460 313-718 27-243 133-1055 261-1285l209-969 208-1516 209-1212">
          <text:p/>
        </draw:path>
        <draw:line draw:style-name="gr1" draw:text-style-name="P1" draw:layer="layout" svg:x1="13.421cm" svg:y1="6.9cm" svg:x2="13.5cm" svg:y2="19.8cm">
          <text:p/>
        </draw:line>
        <draw:custom-shape draw:style-name="gr2" draw:text-style-name="P1" draw:layer="layout" svg:width="8.2cm" svg:height="1.2cm" svg:x="17.2cm" svg:y="9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cm" svg:height="2.4cm" svg:x="17.2cm" svg:y="1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cm" svg:height="4cm" svg:x="17.2cm" svg:y="1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1cm" svg:height="2.4cm" svg:x="1.4cm" svg:y="0.6cm">
          <text:p text:style-name="P2">Option 1 (defaut): Resistance (unit: days) between layers depends only on the top layer properties (i.e. top layer vertical conductivity and top layer thickness) and does not depend on the bottom layer properties. <text:s text:c="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05:37:34.048380055</meta:creation-date>
    <dc:date>2017-01-16T07:38:53.967678074</dc:date>
    <meta:editing-duration>PT45M</meta:editing-duration>
    <meta:editing-cycles>4</meta:editing-cycles>
    <meta:generator>LibreOffice/4.2.8.2$Linux_X86_64 LibreOffice_project/420m0$Build-2</meta:generator>
    <meta:document-statistic meta:object-count="31"/>
  </office:meta>
</office:document-meta>
</file>